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list-style-name="LFO2" style:family="paragraph">
      <style:text-properties fo:language="ru" fo:country="RU"/>
    </style:style>
    <style:style style:name="P23" style:parent-style-name="TableContents" style:list-style-name="LFO2" style:family="paragraph">
      <style:text-properties fo:language="ru" fo:country="RU"/>
    </style:style>
    <style:style style:name="P24" style:parent-style-name="TableContents" style:list-style-name="LFO2" style:family="paragraph">
      <style:text-properties fo:language="ru" fo:country="RU"/>
    </style:style>
    <style:style style:name="P25" style:parent-style-name="TableContents" style:list-style-name="LFO2" style:family="paragraph">
      <style:text-properties fo:language="ru" fo:country="RU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" style:parent-style-name="DefaultParagraphFont" style:family="text">
      <style:text-properties fo:language="ru" fo:country="RU"/>
    </style:style>
    <style:style style:name="T29" style:parent-style-name="DefaultParagraphFont" style:family="text">
      <style:text-properties fo:language="ru" fo:country="RU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" style:parent-style-name="DefaultParagraphFont" style:family="text">
      <style:text-properties fo:language="ru" fo:country="RU"/>
    </style:style>
    <style:style style:name="T32" style:parent-style-name="DefaultParagraphFont" style:family="text">
      <style:text-properties fo:language="ru" fo:country="RU"/>
    </style:style>
    <style:style style:name="T33" style:parent-style-name="DefaultParagraphFont" style:family="text">
      <style:text-properties fo:language="ru" fo:country="RU"/>
    </style:style>
    <style:style style:name="P34" style:parent-style-name="TableContents" style:family="paragraph">
      <style:text-properties fo:language="ru" fo:country="RU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fo:language="ru" fo:country="RU"/>
    </style:style>
    <style:style style:name="T38" style:parent-style-name="DefaultParagraphFont" style:family="text">
      <style:text-properties fo:language="ru" fo:country="RU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fo:language="ru" fo:country="RU"/>
    </style:style>
    <style:style style:name="P41" style:parent-style-name="TableContents" style:family="paragraph">
      <style:text-properties fo:language="ru" fo:country="RU"/>
    </style:style>
    <style:style style:name="T42" style:parent-style-name="DefaultParagraphFont" style:family="text">
      <style:text-properties fo:language="ru" fo:country="RU"/>
    </style:style>
    <style:style style:name="P43" style:parent-style-name="TableContents" style:family="paragraph">
      <style:text-properties fo:language="ru" fo:country="RU"/>
    </style:style>
    <style:style style:name="P44" style:parent-style-name="TableContents" style:family="paragraph">
      <style:paragraph-properties fo:text-indent="0.4923in"/>
      <style:text-properties fo:language="ru" fo:country="RU"/>
    </style:style>
    <style:style style:name="P45" style:parent-style-name="TableContents" style:family="paragraph">
      <style:text-properties fo:language="ru" fo:country="RU"/>
    </style:style>
    <style:style style:name="T46" style:parent-style-name="DefaultParagraphFont" style:family="text">
      <style:text-properties fo:language="ru" fo:country="RU"/>
    </style:style>
    <style:style style:name="T47" style:parent-style-name="DefaultParagraphFont" style:family="text">
      <style:text-properties fo:language="ru" fo:country="RU"/>
    </style:style>
    <style:style style:name="T48" style:parent-style-name="DefaultParagraphFont" style:family="text">
      <style:text-properties fo:language="ru" fo:country="RU"/>
    </style:style>
    <style:style style:name="T49" style:parent-style-name="DefaultParagraphFont" style:family="text">
      <style:text-properties fo:language="ru" fo:country="RU"/>
    </style:style>
    <style:style style:name="T50" style:parent-style-name="DefaultParagraphFont" style:family="text">
      <style:text-properties fo:language="ru" fo:country="RU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" style:parent-style-name="DefaultParagraphFont" style:family="text">
      <style:text-properties fo:language="ru" fo:country="RU"/>
    </style:style>
    <style:style style:name="T54" style:parent-style-name="DefaultParagraphFont" style:family="text">
      <style:text-properties fo:language="ru" fo:country="RU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fo:language="ru" fo:country="RU"/>
    </style:style>
    <style:style style:name="P57" style:parent-style-name="TableContents" style:family="paragraph">
      <style:text-properties fo:language="ru" fo:country="RU"/>
    </style:style>
    <style:style style:name="P58" style:parent-style-name="TableContents" style:family="paragraph">
      <style:text-properties fo:language="ru" fo:country="RU"/>
    </style:style>
    <style:style style:name="P59" style:parent-style-name="TableContents" style:family="paragraph">
      <style:text-properties fo:language="ru" fo:country="RU"/>
    </style:style>
    <style:style style:name="T60" style:parent-style-name="DefaultParagraphFont" style:family="text">
      <style:text-properties fo:language="ru" fo:country="RU"/>
    </style:style>
    <style:style style:name="P61" style:parent-style-name="TableContents" style:family="paragraph">
      <style:text-properties fo:language="ru" fo:country="RU"/>
    </style:style>
    <style:style style:name="P62" style:parent-style-name="TableContents" style:family="paragraph">
      <style:text-properties fo:language="ru" fo:country="RU"/>
    </style:style>
    <style:style style:name="P63" style:parent-style-name="TableContents" style:family="paragraph">
      <style:text-properties fo:language="ru" fo:country="RU"/>
    </style:style>
    <style:style style:name="T64" style:parent-style-name="DefaultParagraphFont" style:family="text">
      <style:text-properties fo:language="ru" fo:country="RU"/>
    </style:style>
    <style:style style:name="T65" style:parent-style-name="DefaultParagraphFont" style:family="text">
      <style:text-properties fo:language="ru" fo:country="RU"/>
    </style:style>
    <style:style style:name="T66" style:parent-style-name="DefaultParagraphFont" style:family="text">
      <style:text-properties fo:language="ru" fo:country="RU"/>
    </style:style>
    <style:style style:name="T67" style:parent-style-name="DefaultParagraphFont" style:family="text">
      <style:text-properties fo:language="ru" fo:country="RU"/>
    </style:style>
    <style:style style:name="T68" style:parent-style-name="DefaultParagraphFont" style:family="text">
      <style:text-properties fo:language="ru" fo:country="RU"/>
    </style:style>
    <style:style style:name="P69" style:parent-style-name="TableContents" style:family="paragraph">
      <style:text-properties fo:language="ru" fo:country="RU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language="ru" fo:country="RU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4" style:parent-style-name="DefaultParagraphFont" style:family="text">
      <style:text-properties fo:language="ru" fo:country="RU"/>
    </style:style>
    <style:style style:name="T75" style:parent-style-name="DefaultParagraphFont" style:family="text">
      <style:text-properties fo:language="ru" fo:country="RU"/>
    </style:style>
    <style:style style:name="T76" style:parent-style-name="DefaultParagraphFont" style:family="text">
      <style:text-properties fo:language="ru" fo:country="RU"/>
    </style:style>
    <style:style style:name="T77" style:parent-style-name="DefaultParagraphFont" style:family="text">
      <style:text-properties fo:language="ru" fo:country="RU"/>
    </style:style>
    <style:style style:name="T78" style:parent-style-name="DefaultParagraphFont" style:family="text">
      <style:text-properties fo:language="ru" fo:country="RU"/>
    </style:style>
    <style:style style:name="T79" style:parent-style-name="DefaultParagraphFont" style:family="text">
      <style:text-properties fo:language="ru" fo:country="RU"/>
    </style:style>
    <style:style style:name="T80" style:parent-style-name="DefaultParagraphFont" style:family="text">
      <style:text-properties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 fo:language="ru" fo:country="RU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language="ru" fo:country="RU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language="ru" fo:country="RU"/>
    </style:style>
    <style:style style:name="P89" style:parent-style-name="TableContents" style:family="paragraph">
      <style:text-properties fo:language="ru" fo:country="RU"/>
    </style:style>
    <style:style style:name="T90" style:parent-style-name="DefaultParagraphFont" style:family="text">
      <style:text-properties fo:language="ru" fo:country="RU"/>
    </style:style>
    <style:style style:name="T91" style:parent-style-name="DefaultParagraphFont" style:family="text">
      <style:text-properties fo:language="ru" fo:country="RU"/>
    </style:style>
    <style:style style:name="T92" style:parent-style-name="DefaultParagraphFont" style:family="text">
      <style:text-properties fo:language="ru" fo:country="RU"/>
    </style:style>
    <style:style style:name="T93" style:parent-style-name="DefaultParagraphFont" style:family="text">
      <style:text-properties fo:language="ru" fo:country="RU"/>
    </style:style>
    <style:style style:name="P94" style:parent-style-name="TableContents" style:family="paragraph">
      <style:text-properties fo:language="ru" fo:country="RU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7" style:parent-style-name="DefaultParagraphFont" style:family="text">
      <style:text-properties fo:language="ru" fo:country="RU"/>
    </style:style>
    <style:style style:name="T98" style:parent-style-name="DefaultParagraphFont" style:family="text">
      <style:text-properties fo:language="ru" fo:country="RU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language="ru" fo:country="RU"/>
    </style:style>
    <style:style style:name="P101" style:parent-style-name="TableContents" style:family="paragraph">
      <style:text-properties fo:language="ru" fo:country="RU"/>
    </style:style>
    <style:style style:name="P102" style:parent-style-name="TableContents" style:family="paragraph">
      <style:text-properties fo:language="ru" fo:country="RU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5" style:parent-style-name="DefaultParagraphFont" style:family="text">
      <style:text-properties fo:language="ru" fo:country="RU"/>
    </style:style>
    <style:style style:name="T106" style:parent-style-name="DefaultParagraphFont" style:family="text">
      <style:text-properties fo:language="ru" fo:country="RU"/>
    </style:style>
    <style:style style:name="T107" style:parent-style-name="DefaultParagraphFont" style:family="text">
      <style:text-properties fo:language="ru" fo:country="RU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fo:language="ru" fo:country="RU"/>
    </style:style>
    <style:style style:name="T110" style:parent-style-name="DefaultParagraphFont" style:family="text">
      <style:text-properties fo:language="ru" fo:country="RU"/>
    </style:style>
    <style:style style:name="T111" style:parent-style-name="DefaultParagraphFont" style:family="text">
      <style:text-properties fo:language="ru" fo:country="RU"/>
    </style:style>
    <style:style style:name="P112" style:parent-style-name="TableContents" style:family="paragraph">
      <style:text-properties fo:language="ru" fo:country="RU"/>
    </style:style>
    <style:style style:name="T113" style:parent-style-name="DefaultParagraphFont" style:family="text">
      <style:text-properties fo:language="ru" fo:country="RU"/>
    </style:style>
    <style:style style:name="T114" style:parent-style-name="DefaultParagraphFont" style:family="text">
      <style:text-properties fo:language="ru" fo:country="RU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7" style:parent-style-name="DefaultParagraphFont" style:family="text">
      <style:text-properties fo:language="ru" fo:country="RU"/>
    </style:style>
    <style:style style:name="T118" style:parent-style-name="DefaultParagraphFont" style:family="text">
      <style:text-properties fo:language="ru" fo:country="RU"/>
    </style:style>
    <style:style style:name="T119" style:parent-style-name="DefaultParagraphFont" style:family="text">
      <style:text-properties fo:language="ru" fo:country="RU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fo:language="ru" fo:country="RU"/>
    </style:style>
    <style:style style:name="T122" style:parent-style-name="DefaultParagraphFont" style:family="text">
      <style:text-properties fo:language="ru" fo:country="RU"/>
    </style:style>
    <style:style style:name="T123" style:parent-style-name="DefaultParagraphFont" style:family="text">
      <style:text-properties fo:language="ru" fo:country="RU"/>
    </style:style>
    <style:style style:name="P124" style:parent-style-name="TableContents" style:list-style-name="LFO1" style:family="paragraph"/>
    <style:style style:name="T125" style:parent-style-name="DefaultParagraphFont" style:family="text">
      <style:text-properties fo:language="ru" fo:country="RU"/>
    </style:style>
    <style:style style:name="T126" style:parent-style-name="DefaultParagraphFont" style:family="text">
      <style:text-properties fo:language="ru" fo:country="RU"/>
    </style:style>
    <style:style style:name="T127" style:parent-style-name="DefaultParagraphFont" style:family="text">
      <style:text-properties fo:language="ru" fo:country="RU"/>
    </style:style>
    <style:style style:name="T128" style:parent-style-name="DefaultParagraphFont" style:family="text">
      <style:text-properties fo:language="ru" fo:country="RU"/>
    </style:style>
    <style:style style:name="P129" style:parent-style-name="TableContents" style:list-style-name="LFO1" style:family="paragraph"/>
    <style:style style:name="T130" style:parent-style-name="DefaultParagraphFont" style:family="text">
      <style:text-properties fo:language="ru" fo:country="RU"/>
    </style:style>
    <style:style style:name="T131" style:parent-style-name="DefaultParagraphFont" style:family="text">
      <style:text-properties fo:language="ru" fo:country="RU"/>
    </style:style>
    <style:style style:name="T132" style:parent-style-name="DefaultParagraphFont" style:family="text">
      <style:text-properties fo:language="ru" fo:country="RU"/>
    </style:style>
    <style:style style:name="P133" style:parent-style-name="TableContents" style:list-style-name="LFO1" style:family="paragraph">
      <style:text-properties fo:language="ru" fo:country="RU"/>
    </style:style>
    <style:style style:name="P134" style:parent-style-name="TableContents" style:list-style-name="LFO1" style:family="paragraph">
      <style:text-properties fo:language="ru" fo:country="RU"/>
    </style:style>
    <style:style style:name="P135" style:parent-style-name="TableContents" style:family="paragraph">
      <style:text-properties fo:language="ru" fo:country="RU"/>
    </style:style>
    <style:style style:name="P136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Сапунов Михаил Владимирович</text:p>
          </table:table-cell>
        </table:table-row>
        <table:table-row table:style-name="TableRow10">
          <table:table-cell table:style-name="TableCell11" table:number-columns-spanned="2">
            <text:p text:style-name="TableContents"><text:span text:style-name="T12">Java</text:span>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При наследовании класса или интерфейсов, наследуются его методы, их<text:s/>переопределение – это написание новой логики метода нового класса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list text:style-name="LFO2" text:continue-numbering="true">
              <text:list-item>
                <text:p text:style-name="P22">Локальные – самый обычный класс. <text:s/></text:p>
              </text:list-item>
              <text:list-item>
                <text:p text:style-name="P23">Вложенные статические<text:s/>– имеет доступ к статическим членам внешнего класса</text:p>
              </text:list-item>
              <text:list-item>
                <text:p text:style-name="P24">Вложенные нестатические<text:s/>классы<text:s/>– имеет доступ ко всем членам внешнего класса, включая приватным</text:p>
              </text:list-item>
              <text:list-item>
                <text:p text:style-name="P25">Анонимные<text:s/>– класс без имени, который реализуется непосредственно на месте, в блоке кода<text:s/></text:p>
              </text:list-item>
            </text:list>
          </table:table-cell>
        </table:table-row>
        <table:table-row table:style-name="TableRow26">
          <table:table-cell table:style-name="TableCell27">
            <text:p text:style-name="TableContents"><text:span text:style-name="T28">Как и зачем можно использовать модификатор<text:s/></text:span>final<text:span text:style-name="T29">?</text:span></text:p>
          </table:table-cell>
          <table:table-cell table:style-name="TableCell30">
            <text:p text:style-name="TableContents"><text:span text:style-name="T31">Модификатор определяет область видимости. В случае<text:s/></text:span>final<text:span text:style-name="T32"><text:s/>област</text:span><text:span text:style-name="T33">ь видимости обозначается только в пределах класса, в котором используется.<text:s/></text:span></text:p>
            <text:p text:style-name="P34">То есть извне нельзя, ни использовать переменную, ни переопределить, в случае, если это метод</text:p>
          </table:table-cell>
        </table:table-row>
        <table:table-row table:style-name="TableRow35">
          <table:table-cell table:style-name="TableCell36">
            <text:p text:style-name="TableContents"><text:span text:style-name="T37">Какие есть варианты использования ключевого слова<text:s/></text:span>try<text:span text:style-name="T38">?</text:span></text:p>
          </table:table-cell>
          <table:table-cell table:style-name="TableCell39">
            <text:p text:style-name="TableContents">Try<text:span text:style-name="T40"><text:s/></text:span></text:p>
            <text:p text:style-name="P41"><text:s/>{..блок кода..}<text:s/></text:p>
            <text:p text:style-name="TableContents">catch<text:span text:style-name="T42"><text:s/>(..отлавливаем исключение..)<text:s/></text:span></text:p>
            <text:p text:style-name="P43"><text:s/>{…блок кода, обычно пробрасываем кастомное <text:s text:c="6"/>исключение…}<text:s/></text:p>
            <text:p text:style-name="P44"/>
            <text:p text:style-name="P45"/>
            <text:p text:style-name="TableContents">Try<text:span text:style-name="T46"><text:s/>{…}<text:s/></text:span>catch<text:span text:style-name="T47"><text:s/>{…} …<text:s/></text:span>final<text:span text:style-name="T48"><text:s/>{…} в блоке<text:s/></text:span>final<text:span text:style-name="T49"><text:s/>добавляем блок кода который в любом случае должен выполниться, не смотря на ошибки, например закрытие ресурсов</text:span><text:span text:style-name="T50"><text:s/>или другая логика</text:span></text:p>
          </table:table-cell>
        </table:table-row>
        <table:table-row table:style-name="TableRow51">
          <table:table-cell table:style-name="TableCell52">
            <text:p text:style-name="TableContents"><text:span text:style-name="T53">Какие есть стандартные реализации интерфейса<text:s/></text:span>List<text:span text:style-name="T54"><text:s/>и в каких ситуациях их нужно использовать?</text:span></text:p>
          </table:table-cell>
          <table:table-cell table:style-name="TableCell55">
            <text:p text:style-name="TableContents">ArrayList<text:span text:style-name="T56"><text:s/>– массив элементов списка.</text:span></text:p>
            <text:p text:style-name="P57">Используется для списка, к которому добавляется идея динамического массива.<text:s/></text:p>
            <text:p text:style-name="P58">Массив который «автоматически» увеличивается или уменьшается при увеличение или уменьшении элементов в списке</text:p>
            <text:p text:style-name="P59"/>
            <text:p text:style-name="TableContents">LinkedList<text:span text:style-name="T60"><text:s/>– двусвязный список. Это список, каждый элемент которого имеет ссылку на следующий или предыдущий элемент:<text:s/></text:span></text:p>
            <text:p text:style-name="P61">- кроме головы – в нем нет ссылки на предыдущий элемент<text:s/>(так как он первый)</text:p>
            <text:p text:style-name="P62">- и хвоста, в котором нет ссылки на следующий элемент (так как он последний)</text:p>
            <text:p text:style-name="P63"/>
            <text:p text:style-name="TableContents">Stack<text:span text:style-name="T64"><text:s/>– список, реализованный по принципу<text:s/></text:span>Last<text:span text:style-name="T65"><text:s/></text:span>In<text:span text:style-name="T66"><text:s/>-</text:span>First<text:span text:style-name="T67"><text:s/></text:span>out<text:span text:style-name="T68">.<text:s/></text:span></text:p>
            <text:p text:style-name="P69">То есть каждый элемент добавляется в конец списка и последний элемент - изымается из<text:s/>списка первым<text:s/></text:p>
          </table:table-cell>
        </table:table-row>
        <text:soft-page-break/>
        <table:table-row table:style-name="TableRow70">
          <table:table-cell table:style-name="TableCell71">
            <text:p text:style-name="P72">В чём основная идея стримов из пакета java.util.stream?</text:p>
          </table:table-cell>
          <table:table-cell table:style-name="TableCell73">
            <text:p text:style-name="TableContents"><text:span text:style-name="T74">Идея заключается в том, что в<text:s/></text:span>java<text:span text:style-name="T75"><text:s/>добавили «функциональное программирование» то есть возможность работать с данными, без определения их в объекты, преобразуя из одного состояния в дру</text:span><text:span text:style-name="T76">гое, без использования классов (в т.ч. анонимных), в том числе тем самым сокращая строчки кода и улучшая его читаемость (как всегда, нужно использовать возможности стримов в меру).<text:s/></text:span></text:p>
            <text:p text:style-name="TableContents"><text:span text:style-name="T77">То есть на вход идет список, на основе его создается стрим – последователь</text:span><text:span text:style-name="T78">но выполняются операции над элементами с помощью классов<text:s/></text:span>Java<text:span text:style-name="T79"><text:s/>в<text:s/></text:span>Stream<text:span text:style-name="T80"><text:s/></text:span>Api</text:p>
          </table:table-cell>
        </table:table-row>
        <table:table-row table:style-name="TableRow81">
          <table:table-cell table:style-name="TableCell82" table:number-columns-spanned="2">
            <text:p text:style-name="P83">Разное</text:p>
          </table:table-cell>
          <table:covered-table-cell/>
        </table:table-row>
        <table:table-row table:style-name="TableRow84">
          <table:table-cell table:style-name="TableCell85">
            <text:p text:style-name="P86">Каким критериям должна удовлетворять «хорошая» хэш-функция?</text:p>
          </table:table-cell>
          <table:table-cell table:style-name="TableCell87">
            <text:p text:style-name="P88"><text:s/>1. Работать быстро, без высокой алгоритмической сложности<text:s/>при работе с ней(например: поиск/удаление элемента)</text:p>
            <text:p text:style-name="P89">2. Всегда возвращать один и тот же результат для одного и того же значения</text:p>
            <text:p text:style-name="TableContents"><text:span text:style-name="T90">3. Преобразовать ре</text:span><text:span text:style-name="T91">зультат метода<text:s/></text:span>hashcode<text:span text:style-name="T92"><text:s/>в число от 0 до диапозона количества ячеек в <text:s/>хеш-таблице</text:span><text:span text:style-name="T93"><text:s/>(это в идеале, когда нет колизии и в одной ячейке памяти – хранится одно значение)</text:span></text:p>
            <text:p text:style-name="P94"/>
          </table:table-cell>
        </table:table-row>
        <table:table-row table:style-name="TableRow95">
          <table:table-cell table:style-name="TableCell96">
            <text:p text:style-name="TableContents"><text:span text:style-name="T97">В чём причина популярности и широкого распространения кодировки<text:s/></text:span>UTF<text:span text:style-name="T98">-8?</text:span></text:p>
          </table:table-cell>
          <table:table-cell table:style-name="TableCell99">
            <text:p text:style-name="P100">Благодаря тому, что можно передавать символы в размере от 1 до 4 байтов, а самые используемые могут весить всего 1 – 2 байта.<text:s/></text:p>
            <text:p text:style-name="P101"/>
            <text:p text:style-name="P102">Может закодировать символы использующиеся во всех языках</text:p>
          </table:table-cell>
        </table:table-row>
        <table:table-row table:style-name="TableRow103">
          <table:table-cell table:style-name="TableCell104">
            <text:p text:style-name="TableContents"><text:span text:style-name="T105">Сравните форматы<text:s/></text:span>XML<text:span text:style-name="T106"><text:s/>и<text:s/></text:span>JSON<text:span text:style-name="T107">. Когда какой использовать?</text:span></text:p>
          </table:table-cell>
          <table:table-cell table:style-name="TableCell108">
            <text:p text:style-name="TableContents">XML<text:span text:style-name="T109"><text:s/>– язык тегов. Данные хранятся в древовидной структуре</text:span></text:p>
            <text:p text:style-name="TableContents">JSON<text:span text:style-name="T110"><text:s/>текстовое представление объекта и не зависит от языка</text:span><text:span text:style-name="T111"><text:s/>программирования. Обычно чаще используется для передачи информации (как пара ключ-значение)</text:span></text:p>
            <text:p text:style-name="P112"/>
            <text:p text:style-name="TableContents">XML<text:span text:style-name="T113"><text:s/>используется для передачи более сложной структур информаций</text:span></text:p>
            <text:p text:style-name="TableContents">Json<text:span text:style-name="T114"><text:s/>– компактней, безопасней, читабельней.<text:s/></text:span></text:p>
          </table:table-cell>
        </table:table-row>
        <table:table-row table:style-name="TableRow115">
          <table:table-cell table:style-name="TableCell116">
            <text:p text:style-name="TableContents"><text:span text:style-name="T117">Опишите что будет происходить «под капотом» после вв</text:span><text:span text:style-name="T118">ода адреса сайта в браузере и нажатия<text:s/></text:span>Enter<text:span text:style-name="T119">?</text:span></text:p>
          </table:table-cell>
          <table:table-cell table:style-name="TableCell120">
            <text:p text:style-name="TableContents"><text:span text:style-name="T121">Произойдет<text:s/></text:span>HTTP<text:span text:style-name="T122"><text:s/></text:span>GET<text:span text:style-name="T123"><text:s/>запрос по введенному адресу.<text:s/></text:span></text:p>
            <text:list text:style-name="LFO1" text:continue-numbering="true">
              <text:list-item>
                <text:p text:style-name="P124"><text:span text:style-name="T125">С помощью доменного имени браузер обращается к<text:s/></text:span>DNS<text:span text:style-name="T126"><text:s/>и запрашивает соответствующий ему<text:s/></text:span>ip<text:span text:style-name="T127"><text:s/></text:span><text:soft-page-break/><text:span text:style-name="T128">адрес сервера (если будет не найден, вернется ошибка 404).<text:s/></text:span></text:p>
              </text:list-item>
              <text:list-item>
                <text:p text:style-name="P129"><text:span text:style-name="T130">Далее<text:s/></text:span><text:span text:style-name="T131">браузер обратится к серверу по<text:s/></text:span>ip<text:span text:style-name="T132"><text:s/>(Эндпоинту) к серверу</text:span></text:p>
              </text:list-item>
              <text:list-item>
                <text:p text:style-name="P133">Сервер генерирует информацию по запросу и возвращает ее.<text:s/></text:p>
              </text:list-item>
              <text:list-item>
                <text:p text:style-name="P134">Браузер отрисовывает ее<text:line-break/></text:p>
              </text:list-item>
            </text:list>
            <text:p text:style-name="P135"/>
          </table:table-cell>
        </table:table-row>
      </table:table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Михаил Сапунов</meta:initial-creator>
    <dc:creator>Михаил Сапунов</dc:creator>
    <meta:creation-date>2023-10-03T13:30:00Z</meta:creation-date>
    <dc:date>2023-10-05T00:38:00Z</dc:date>
    <meta:template xlink:href="Normal" xlink:type="simple"/>
    <meta:editing-cycles>5</meta:editing-cycles>
    <meta:editing-duration>PT4560S</meta:editing-duration>
    <meta:document-statistic meta:page-count="3" meta:paragraph-count="8" meta:word-count="611" meta:character-count="4087" meta:row-count="29" meta:non-whitespace-character-count="3484"/>
  </office:meta>
</office:document-meta>
</file>